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" table:style-name="ta1">
        <table:shapes>
          <draw:frame draw:z-index="0" draw:style-name="gr1" draw:text-style-name="P1" svg:width="9.7177in" svg:height="5.7224in" svg:x="0in" svg:y="0.0335in">
            <draw:object draw:notify-on-update-of-ranges="sort.A1:sort.A1 sort.A2:sort.A7 sort.B1:sort.B1 sort.B2:sort.B7 sort.A1:sort.A1 sort.A2:sort.A7 sort.C1:sort.C1 sort.C2:sort.C7 sort.A1:sort.A1 sort.A2:sort.A7 sort.D1:sort.D1 sort.D2:sort.D7 sort.A1:sort.A1 sort.A2:sort.A7 sort.E1:sort.E1 sort.E2:sort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liceGenerics</text:p>
          </table:table-cell>
          <table:table-cell office:value-type="string" calcext:value-type="string">
            <text:p>SortGenerics</text:p>
          </table:table-cell>
          <table:table-cell office:value-type="string" calcext:value-type="string">
            <text:p>StdSlice</text:p>
          </table:table-cell>
          <table:table-cell office:value-type="string" calcext:value-type="string">
            <text:p>Std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2" calcext:value-type="float">
            <text:p>4.62</text:p>
          </table:table-cell>
          <table:table-cell office:value-type="float" office:value="4.32" calcext:value-type="float">
            <text:p>4.32</text:p>
          </table:table-cell>
          <table:table-cell office:value-type="float" office:value="31.85" calcext:value-type="float">
            <text:p>31.85</text:p>
          </table:table-cell>
          <table:table-cell office:value-type="float" office:value="24.27" calcext:value-type="float">
            <text:p>24.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.08" calcext:value-type="float">
            <text:p>61.08</text:p>
          </table:table-cell>
          <table:table-cell office:value-type="float" office:value="71.29" calcext:value-type="float">
            <text:p>71.29</text:p>
          </table:table-cell>
          <table:table-cell office:value-type="float" office:value="171.98" calcext:value-type="float">
            <text:p>171.98</text:p>
          </table:table-cell>
          <table:table-cell office:value-type="float" office:value="141.22" calcext:value-type="float">
            <text:p>141.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83.7" calcext:value-type="float">
            <text:p>2983.7</text:p>
          </table:table-cell>
          <table:table-cell office:value-type="float" office:value="3028.6" calcext:value-type="float">
            <text:p>3028.6</text:p>
          </table:table-cell>
          <table:table-cell office:value-type="float" office:value="3431.7" calcext:value-type="float">
            <text:p>3431.7</text:p>
          </table:table-cell>
          <table:table-cell office:value-type="float" office:value="3451.6" calcext:value-type="float">
            <text:p>3451.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615.5" calcext:value-type="float">
            <text:p>57615.5</text:p>
          </table:table-cell>
          <table:table-cell office:value-type="float" office:value="58544.9" calcext:value-type="float">
            <text:p>58544.9</text:p>
          </table:table-cell>
          <table:table-cell office:value-type="float" office:value="61147.6" calcext:value-type="float">
            <text:p>61147.6</text:p>
          </table:table-cell>
          <table:table-cell office:value-type="float" office:value="62954.1" calcext:value-type="float">
            <text:p>62954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6:32:11.858916640</dc:date>
    <meta:editing-duration>PT3M37S</meta:editing-duration>
    <meta:editing-cycles>2</meta:editing-cycles>
    <meta:generator>LibreOffice/7.3.0.3$Linux_X86_64 LibreOffice_project/30$Build-3</meta:generator>
    <meta:document-statistic meta:table-count="1" meta:cell-count="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84cm" svg:height="14.536cm" xlink:href=".." xlink:type="simple" chart:class="chart:scatter" chart:style-name="ch1">
        <chart:title svg:x="11.285cm" svg:y="0.425cm" chart:style-name="ch2">
          <text:p>Latencies</text:p>
        </chart:title>
        <chart:legend chart:legend-position="end" svg:x="21.054cm" svg:y="6.168cm" style:legend-expansion="high" chart:style-name="ch3"/>
        <chart:plot-area chart:style-name="ch4" table:cell-range-address="sort.A1:sort.E7" chart:data-source-has-labels="row" svg:x="0.805cm" svg:y="0.018cm" svg:width="19.272cm" svg:height="13.909cm">
          <chart:coordinate-region svg:x="2.241cm" svg:y="0.231cm" svg:width="17.439cm" svg:height="13.022cm"/>
          <chart:axis chart:dimension="x" chart:name="primary-x" chart:style-name="ch5">
            <chart:title svg:x="9.749cm" svg:y="14.007cm" chart:style-name="ch6">
              <text:p>slice size</text:p>
            </chart:title>
          </chart:axis>
          <chart:axis chart:dimension="y" chart:name="primary-y" chart:style-name="ch5">
            <chart:title svg:x="0.001cm" svg:y="7.777cm" chart:style-name="ch7">
              <text:p>latency, ns</text:p>
            </chart:title>
            <chart:grid chart:style-name="ch8" chart:class="major"/>
          </chart:axis>
          <chart:series chart:style-name="ch9" chart:values-cell-range-address="sort.B2:sort.B7" chart:label-cell-address="sort.B1:sort.B1" chart:class="chart:scatter">
            <chart:domain table:cell-range-address="sort.A2:sort.A7"/>
            <chart:data-point chart:repeated="6"/>
          </chart:series>
          <chart:series chart:style-name="ch10" chart:values-cell-range-address="sort.C2:sort.C7" chart:label-cell-address="sort.C1:sort.C1" chart:class="chart:scatter">
            <chart:data-point chart:repeated="6"/>
          </chart:series>
          <chart:series chart:style-name="ch11" chart:values-cell-range-address="sort.D2:sort.D7" chart:label-cell-address="sort.D1:sort.D1" chart:class="chart:scatter">
            <chart:data-point chart:repeated="6"/>
          </chart:series>
          <chart:series chart:style-name="ch12" chart:values-cell-range-address="sort.E2:sort.E7" chart:label-cell-address="sort.E1:sort.E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liceGenerics</text:p>
                <draw:g>
                  <svg:desc>sort.B1:sort.B1</svg:desc>
                </draw:g>
              </table:table-cell>
              <table:table-cell office:value-type="string">
                <text:p>SortGenerics</text:p>
                <draw:g>
                  <svg:desc>sort.C1:sort.C1</svg:desc>
                </draw:g>
              </table:table-cell>
              <table:table-cell office:value-type="string">
                <text:p>StdSlice</text:p>
                <draw:g>
                  <svg:desc>sort.D1:sort.D1</svg:desc>
                </draw:g>
              </table:table-cell>
              <table:table-cell office:value-type="string">
                <text:p>StdSort</text:p>
                <draw:g>
                  <svg:desc>sort.E1:sor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ort.A2:sort.A7</svg:desc>
                </draw:g>
              </table:table-cell>
              <table:table-cell office:value-type="float" office:value="4.62">
                <text:p>4.62</text:p>
                <draw:g>
                  <svg:desc>sort.B2:sort.B7</svg:desc>
                </draw:g>
              </table:table-cell>
              <table:table-cell office:value-type="float" office:value="4.32">
                <text:p>4.32</text:p>
                <draw:g>
                  <svg:desc>sort.C2:sort.C7</svg:desc>
                </draw:g>
              </table:table-cell>
              <table:table-cell office:value-type="float" office:value="31.85">
                <text:p>31.85</text:p>
                <draw:g>
                  <svg:desc>sort.D2:sort.D7</svg:desc>
                </draw:g>
              </table:table-cell>
              <table:table-cell office:value-type="float" office:value="24.27">
                <text:p>24.27</text:p>
                <draw:g>
                  <svg:desc>sort.E2:sort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1.08">
                <text:p>61.08</text:p>
              </table:table-cell>
              <table:table-cell office:value-type="float" office:value="71.29">
                <text:p>71.29</text:p>
              </table:table-cell>
              <table:table-cell office:value-type="float" office:value="171.98">
                <text:p>171.98</text:p>
              </table:table-cell>
              <table:table-cell office:value-type="float" office:value="141.22">
                <text:p>141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983.7">
                <text:p>2983.7</text:p>
              </table:table-cell>
              <table:table-cell office:value-type="float" office:value="3028.6">
                <text:p>3028.6</text:p>
              </table:table-cell>
              <table:table-cell office:value-type="float" office:value="3431.7">
                <text:p>3431.7</text:p>
              </table:table-cell>
              <table:table-cell office:value-type="float" office:value="3451.6">
                <text:p>345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57615.5">
                <text:p>57615.5</text:p>
              </table:table-cell>
              <table:table-cell office:value-type="float" office:value="58544.9">
                <text:p>58544.9</text:p>
              </table:table-cell>
              <table:table-cell office:value-type="float" office:value="61147.6">
                <text:p>61147.6</text:p>
              </table:table-cell>
              <table:table-cell office:value-type="float" office:value="62954.1">
                <text:p>6295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